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2dadd9" officeooo:paragraph-rsid="002dadd9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73d36" officeooo:paragraph-rsid="00173d36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3a5a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173d3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20b146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2ae293" officeooo:paragraph-rsid="000ff9f8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rsid="0013a5ad" officeooo:paragraph-rsid="0013a5a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34a20b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156e77" officeooo:paragraph-rsid="0034a20b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335f14"/>
    </style:style>
    <style:style style:name="T2" style:family="text">
      <style:text-properties officeooo:rsid="00308f86"/>
    </style:style>
    <style:style style:name="T3" style:family="text">
      <style:text-properties officeooo:rsid="0020b146"/>
    </style:style>
    <style:style style:name="T4" style:family="text">
      <style:text-properties officeooo:rsid="002bf5b0"/>
    </style:style>
    <style:style style:name="T5" style:family="text">
      <style:text-properties officeooo:rsid="002dadd9"/>
    </style:style>
    <style:style style:name="T6" style:family="text">
      <style:text-properties officeooo:rsid="0031f797"/>
    </style:style>
    <style:style style:name="T7" style:family="text">
      <style:text-properties officeooo:rsid="0034a20b"/>
    </style:style>
    <style:style style:name="T8" style:family="text">
      <style:text-properties officeooo:rsid="00156e77"/>
    </style:style>
    <style:style style:name="T9" style:family="text">
      <style:text-properties officeooo:rsid="0035e5a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eball autònom <text:span text:style-name="T5">03</text:span></text:p>
      <text:p text:style-name="P4"/>
      <text:p text:style-name="P6">Si no s'indica una altra cosa, el format d'entrega de tasques és en document PDF.</text:p>
      <text:p text:style-name="P3"/>
      <text:p text:style-name="P7">Cad<text:span text:style-name="T3">a</text:span> dia de retrad en l'entrega resta 0,5 punts de la nota.</text:p>
      <text:p text:style-name="P7"/>
      <text:p text:style-name="P5">Tasca <text:span text:style-name="T9">3</text:span>:</text:p>
      <text:p text:style-name="P8"/>
      <text:p text:style-name="P11"/>
      <text:list xml:id="list4751978894630687586" text:style-name="L1">
        <text:list-item>
          <text:p text:style-name="P12"><text:span text:style-name="T7">Fes un e</text:span>squema amb <text:span text:style-name="T7">els </text:span>components del simulador de fred.</text:p>
        </text:list-item>
      </text:list>
      <text:p text:style-name="P11"/>
      <text:p text:style-name="P11"/>
      <text:p text:style-name="P8">Envia <text:span text:style-name="T2">el treball per</text:span> corrreu electrònic a <text:a xlink:type="simple" xlink:href="mailto:pposada@cifpnauticopesquera.es" text:style-name="Internet_20_link">pposada@cifpnauticopesquera.es</text:a></text:p>
      <text:p text:style-name="P8"/>
      <text:p text:style-name="P10"/>
      <text:p text:style-name="P8">El termini d'entrega és di<text:span text:style-name="T7">vendres</text:span> <text:span text:style-name="T6">28</text:span>/<text:span text:style-name="T2">10</text:span>/2<text:span text:style-name="T4">5.</text:span></text:p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dadd9" officeooo:paragraph-rsid="002dadd9"/>
    </style:style>
    <style:style style:name="MT1" style:family="text">
      <style:text-properties officeooo:rsid="00335f1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Instal·lacions frigorífiques - G<text:span text:style-name="MT1">M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1-21T11:51:10.977752210</dc:date>
    <meta:editing-duration>PT17M2S</meta:editing-duration>
    <meta:editing-cycles>44</meta:editing-cycles>
    <meta:document-statistic meta:table-count="0" meta:image-count="0" meta:object-count="0" meta:page-count="1" meta:paragraph-count="8" meta:word-count="61" meta:character-count="373" meta:non-whitespace-character-count="319"/>
  </office:meta>
</office:document-meta>
</file>